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AAC2530658732F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1701in" svg:height="5.1055in" draw:z-index="0"><draw:image xlink:href="Pictures/1000020100000780000004B0AAC2530658732FC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55:08.676780465</meta:creation-date>
    <dc:date>2019-03-25T15:55:54.319009980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